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76b" officeooo:paragraph-rsid="000b076b"/>
    </style:style>
    <style:style style:name="P2" style:family="paragraph" style:parent-style-name="Standard">
      <style:text-properties officeooo:rsid="000d5394" officeooo:paragraph-rsid="000d53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11</text:p>
      <text:p text:style-name="Standard"/>
      <text:p text:style-name="Standard">Prompt </text:p>
      <text:p text:style-name="Standard">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Standard"/>
      <text:p text:style-name="P2">Apprenitssage par renforcement</text:p>
      <text:p text:style-name="Standard">Entrainez votre agent RL</text:p>
      <text:p text:style-name="Standard">Utilisez TensorFlow et PyTorch pour créer un agent RL capable d’évoluer dans un</text:p>
      <text:p text:style-name="Standard">environnement de jeu</text:p>
      <text:p text:style-name="Standard">Compétences cibles</text:p>
      <text:p text:style-name="Standard">Construire des tableaux de bord interactifs afin de visualiser les données</text:p>
      <text:p text:style-name="Standard">Définir les flux de données afin de sélectionner une API adaptée aux échanges</text:p>
      <text:p text:style-name="Standard">Formater les données et configurer une API</text:p>
      <text:p text:style-name="Standard">Identifier et choisir un système d’exposition des résulta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0:27:46.132302208</meta:creation-date>
    <dc:date>2026-02-08T10:29:02.941694155</dc:date>
    <meta:editing-duration>PT1M16S</meta:editing-duration>
    <meta:editing-cycles>3</meta:editing-cycles>
    <meta:generator>LibreOffice/24.2.7.2$Linux_X86_64 LibreOffice_project/420$Build-2</meta:generator>
    <meta:document-statistic meta:table-count="0" meta:image-count="0" meta:object-count="0" meta:page-count="1" meta:paragraph-count="12" meta:word-count="145" meta:character-count="891" meta:non-whitespace-character-count="757"/>
  </office:meta>
</office:document-meta>
</file>